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Access Token (Erişim Token'ı)</text:span></text:h>
      <text:p text:style-name="Text_20_body"><text:span text:style-name="Strong_20_Emphasis">Access token</text:span>, korunan kaynaklara erişim sağlamak için kullanılan bir kimlik doğrulama aracıdır. Bu token, istemcinin kaynaklara erişim hakkını temsil eden bir dizedir ve genellikle istemci tarafından şeffaf bir biçimde kullanılır. Access token, kaynak sahibi tarafından istemciye verilen yetkilere dayalı olarak belirli <text:span text:style-name="Strong_20_Emphasis">kapsamlar (scope)</text:span> ve <text:span text:style-name="Strong_20_Emphasis">erişim süreleri</text:span> içerir. Bu bilgiler, <text:span text:style-name="Strong_20_Emphasis">resource server (kaynak sunucu)</text:span> ve <text:span text:style-name="Strong_20_Emphasis">authorization server (yetkilendirme sunucu)</text:span> tarafından denetlenir.</text:p>
      <text:p text:style-name="Horizontal_20_Line"/>
      <text:h text:style-name="Heading_20_3" text:outline-level="3"><text:span text:style-name="Strong_20_Emphasis">Erişim Token'ının Temel Özellikleri:</text:span></text:h>
      <text:list text:style-name="L1">
        <text:list-item>
          <text:p text:style-name="P1"><text:span text:style-name="Strong_20_Emphasis">Kimlik Doğrulama Aracı:</text:span></text:p>
          <text:list>
            <text:list-item>
              <text:p text:style-name="P2">Access token, bir istemcinin kaynaklara erişim hakkını temsil eder. Bu, istemcinin, belirli bir <text:span text:style-name="Strong_20_Emphasis">kapsama</text:span> ve <text:span text:style-name="Strong_20_Emphasis">süreye</text:span> sahip olarak kaynaklara erişmesini sağlar.</text:p>
            </text:list-item>
          </text:list>
        </text:list-item>
        <text:list-item>
          <text:p text:style-name="P1"><text:span text:style-name="Strong_20_Emphasis">Opaklık (Opaque) Yapı:</text:span></text:p>
          <text:list>
            <text:list-item>
              <text:p text:style-name="P2">Token, genellikle istemci için <text:span text:style-name="Strong_20_Emphasis">opak</text:span> yani şeffaf olmayan bir yapıdadır. Bu, istemcinin token'ın içeriğini anlamadığı, ancak bu token'ın geçerliliğini <text:span text:style-name="Strong_20_Emphasis">resource server</text:span>'a sunarak erişim alabileceği anlamına gelir.</text:p>
            </text:list-item>
            <text:list-item>
              <text:p text:style-name="P2">Bununla birlikte, bazı token'lar <text:span text:style-name="Strong_20_Emphasis">kendisi içinde kimlik doğrulama bilgilerini</text:span> barındırabilir ve doğrulama yapıldığında bu bilgiler <text:span text:style-name="Strong_20_Emphasis">verifiye</text:span> edilebilir.</text:p>
            </text:list-item>
          </text:list>
        </text:list-item>
        <text:list-item>
          <text:p text:style-name="P1"><text:span text:style-name="Strong_20_Emphasis">Kapsamlar ve Süreler:</text:span></text:p>
          <text:list>
            <text:list-item>
              <text:p text:style-name="P2">Erişim token'ları, <text:span text:style-name="Strong_20_Emphasis">kaynak sahibi tarafından verilen yetkiler</text:span> doğrultusunda <text:span text:style-name="Strong_20_Emphasis">belirli bir erişim kapsamı</text:span> ve <text:span text:style-name="Strong_20_Emphasis">geçerlilik süresi</text:span> içerir. Örneğin, bir token yalnızca fotoğraf yüklemek için geçerli olabilir, başka bir token ise fotoğraf okuma yetkisi verebilir.</text:p>
            </text:list-item>
            <text:list-item>
              <text:p text:style-name="P2">Token'ın geçerlilik süresi sona erdiğinde, istemcinin yeniden yetkilendirilmesi veya yenilenen bir token alması gerekebilir.</text:p>
            </text:list-item>
          </text:list>
        </text:list-item>
        <text:list-item>
          <text:p text:style-name="P1"><text:span text:style-name="Strong_20_Emphasis">Token Formatı:</text:span></text:p>
          <text:list>
            <text:list-item>
              <text:p text:style-name="P2"><text:span text:style-name="Strong_20_Emphasis">Access token</text:span>'ların formatları farklılık gösterebilir. Bazı token'lar yalnızca bir kimlik (identifier) taşıyabilir, bazen ise <text:span text:style-name="Strong_20_Emphasis">veri ve imza</text:span> içerebilir. Bu tür token'lar genellikle <text:span text:style-name="Strong_20_Emphasis">JWT (JSON Web Token)</text:span> gibi standartlarla ifade edilir ve içerikleri doğrulanabilir. Örneğin, bir JWT token'ı, verileri ve bir dijital imzayı içerebilir, bu da onu doğrulamak için kullanılan <text:span text:style-name="Strong_20_Emphasis">public key</text:span>'in gerekliliğini ortaya koyar.</text:p>
            </text:list-item>
          </text:list>
        </text:list-item>
        <text:list-item>
          <text:p text:style-name="P1"><text:span text:style-name="Strong_20_Emphasis">Gizlilik ve Güvenlik:</text:span></text:p>
          <text:list>
            <text:list-item>
              <text:p text:style-name="P2"><text:span text:style-name="Strong_20_Emphasis">Access token</text:span>'lar genellikle <text:span text:style-name="Strong_20_Emphasis">gizlidir</text:span>. Token'ın içeriği, yalnızca ilgili <text:span text:style-name="Strong_20_Emphasis">resource server</text:span> tarafından anlaşılır ve doğrulanabilir. Bu, istemcinin token'ı doğru şekilde kullanabilmesi için ek kimlik doğrulama bilgilerine sahip olabileceği anlamına gelir. Ancak bu bilgiler, bu spesifikasyonun kapsamı dışında kalmaktadır.</text:p>
            </text:list-item>
          </text:list>
        </text:list-item>
        <text:list-item>
          <text:p text:style-name="P1"><text:span text:style-name="Strong_20_Emphasis">Tekrar Kullanılabilirlik:</text:span></text:p>
          <text:list>
            <text:list-item>
              <text:p text:style-name="P1"><text:span text:style-name="Strong_20_Emphasis">Access token</text:span> tek bir kullanım için verilir, yani istemci bu token'ı kullanarak korunan kaynağa bir erişim isteği gönderir ve <text:span text:style-name="Strong_20_Emphasis">resource server</text:span>, token'ı doğrulayıp yetkilendirme kararını verir.</text:p>
            </text:list-item>
          </text:list>
        </text:list-item>
      </text:list>
      <text:p text:style-name="Horizontal_20_Line"/>
      <text:h text:style-name="Heading_20_3" text:outline-level="3"><text:soft-page-break/><text:span text:style-name="Strong_20_Emphasis">Erişim Token'ının Avantajları:</text:span></text:h>
      <text:list text:style-name="L2">
        <text:list-item>
          <text:p text:style-name="P3"><text:span text:style-name="Strong_20_Emphasis">Basitleştirilmiş Kimlik Doğrulama:</text:span></text:p>
          <text:list>
            <text:list-item>
              <text:p text:style-name="P4"><text:span text:style-name="Strong_20_Emphasis">Erişim token'ları</text:span>, farklı kimlik doğrulama yöntemlerini (örneğin, kullanıcı adı ve şifre gibi) tek bir token ile değiştirebilir. Bu, <text:span text:style-name="Strong_20_Emphasis">resource server</text:span>'ın, farklı kimlik doğrulama yöntemlerini anlamak zorunda olmadan, <text:span text:style-name="Strong_20_Emphasis">token</text:span>'ı doğrulayıp erişimi yönetmesine olanak tanır.</text:p>
            </text:list-item>
          </text:list>
        </text:list-item>
        <text:list-item>
          <text:p text:style-name="P3"><text:span text:style-name="Strong_20_Emphasis">Kapsamlı Güvenlik Sağlar:</text:span></text:p>
          <text:list>
            <text:list-item>
              <text:p text:style-name="P4"><text:span text:style-name="Strong_20_Emphasis">Access token</text:span>'lar, yalnızca belirli bir <text:span text:style-name="Strong_20_Emphasis">kapsama</text:span> ve <text:span text:style-name="Strong_20_Emphasis">süreye</text:span> dayanarak sınırlı erişim sağlar. Bu, istemcinin yalnızca yetkilendirildiği kaynaklara ve işlevlere erişmesini sağlar.</text:p>
            </text:list-item>
          </text:list>
        </text:list-item>
        <text:list-item>
          <text:p text:style-name="P3"><text:span text:style-name="Strong_20_Emphasis">Esneklik ve Çeşitli Kullanım Yöntemleri:</text:span></text:p>
          <text:list>
            <text:list-item>
              <text:p text:style-name="P4">Token'lar farklı <text:span text:style-name="Strong_20_Emphasis">formatlar</text:span> ve <text:span text:style-name="Strong_20_Emphasis">kriptografik yöntemler</text:span> kullanılarak yapılandırılabilir. Bu, <text:span text:style-name="Strong_20_Emphasis">resource server</text:span>'ın güvenlik gereksinimlerine göre token'ların biçimini ve kullanımını esnek bir şekilde uyarlamasına olanak tanır.</text:p>
            </text:list-item>
          </text:list>
        </text:list-item>
        <text:list-item>
          <text:p text:style-name="P3"><text:span text:style-name="Strong_20_Emphasis">Kapsamlı Uygulama Alanı:</text:span></text:p>
          <text:list>
            <text:list-item>
              <text:p text:style-name="P3">Bu token, çeşitli <text:span text:style-name="Strong_20_Emphasis">kaynak sunucuları</text:span> tarafından kabul edilebilir. Yani bir istemci, birden fazla kaynağa erişim talep edebilir ve her bir kaynak için geçerli olan bir token alabilir.</text:p>
            </text:list-item>
          </text:list>
        </text:list-item>
      </text:list>
      <text:p text:style-name="Horizontal_20_Line"/>
      <text:h text:style-name="Heading_20_3" text:outline-level="3"><text:span text:style-name="Strong_20_Emphasis">Token'ın Yapısı ve Kullanımı:</text:span></text:h>
      <text:list text:style-name="L3">
        <text:list-item>
          <text:p text:style-name="P5"><text:span text:style-name="Strong_20_Emphasis">Şeffaf Olmayan Token (Opaque Token):</text:span></text:p>
          <text:list>
            <text:list-item>
              <text:p text:style-name="P6">Bu tür token, istemciye ne içerdiği hakkında bilgi vermez. Token'ı yalnızca <text:span text:style-name="Strong_20_Emphasis">resource server</text:span> doğrulayabilir. Bu tür token'lar genellikle güvenlik amacıyla tercih edilir.</text:p>
            </text:list-item>
          </text:list>
        </text:list-item>
        <text:list-item>
          <text:p text:style-name="P5"><text:span text:style-name="Strong_20_Emphasis">JSON Web Token (JWT) gibi Yapılar:</text:span></text:p>
          <text:list>
            <text:list-item>
              <text:p text:style-name="P5">Bazı durumlarda, token'lar <text:span text:style-name="Strong_20_Emphasis">JWT</text:span> gibi standartlara dayanır. JWT, hem verileri hem de bir imzayı içerir ve bu imza sayesinde token doğrulama yapılabilir. Bu tür token'lar <text:span text:style-name="Strong_20_Emphasis">self-contained</text:span> yani kendi kendine doğrulanabilir yapıdadır.</text:p>
            </text:list-item>
          </text:list>
        </text:list-item>
      </text:list>
      <text:p text:style-name="Horizontal_20_Line"/>
      <text:h text:style-name="Heading_20_3" text:outline-level="3"><text:span text:style-name="Strong_20_Emphasis">Özet:</text:span></text:h>
      <text:p text:style-name="Text_20_body"><text:span text:style-name="Strong_20_Emphasis">Access token</text:span>, OAuth 2.0 protokolünde istemcilerin, kaynaklara erişim izni almasını sağlayan bir kimlik doğrulama aracıdır. Token, erişim hakkı tanımlayan ve sınırlayan bir dizedir ve istemci tarafından kullanılarak korunan kaynaklara erişim sağlanır. Token'ın yapısı ve güvenlik seviyesi, <text:span text:style-name="Strong_20_Emphasis">resource server</text:span>'ın güvenlik gereksinimlerine göre farklılık gösterebilir. Ancak temel amacı, kaynaklara erişimi yönetmek ve kimlik doğrulama işlemini daha verimli hale getirmekt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1:45:31.288849655</meta:creation-date>
    <dc:date>2025-01-26T02:25:07.625458501</dc:date>
    <meta:editing-duration>PT39M36S</meta:editing-duration>
    <meta:editing-cycles>1</meta:editing-cycles>
    <meta:document-statistic meta:table-count="0" meta:image-count="0" meta:object-count="0" meta:page-count="2" meta:paragraph-count="33" meta:word-count="586" meta:character-count="4478" meta:non-whitespace-character-count="3951"/>
    <meta:generator>LibreOffice/7.4.7.2$Linux_X86_64 LibreOffice_project/40$Build-2</meta:generator>
  </office:meta>
</office:document-meta>
</file>